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master-page-name="Standard">
      <style:paragraph-properties fo:text-align="end" style:justify-single-word="false" style:page-number="auto"/>
    </style:style>
    <style:style style:name="P6" style:family="paragraph" style:parent-style-name="Heading_20_2">
      <style:paragraph-properties fo:margin-top="0.3335in" fo:margin-bottom="0.0835in" fo:line-height="100%" fo:keep-together="auto" fo:keep-with-next="auto"/>
    </style:style>
    <style:style style:name="P7" style:family="paragraph" style:parent-style-name="Heading_20_1">
      <style:paragraph-properties fo:margin-top="0.3335in" fo:margin-bottom="0.0835in" fo:line-height="100%" fo:keep-together="auto" fo:keep-with-next="auto"/>
    </style:style>
    <style:style style:name="T1" style:family="text">
      <style:text-properties style:font-name="Trebuchet MS" fo:font-size="21pt" fo:font-weight="bold" style:font-name-asian="Trebuchet MS1" style:font-size-asian="21pt" style:font-weight-asian="bold" style:font-name-complex="Trebuchet MS1" style:font-size-complex="21pt"/>
    </style:style>
    <style:style style:name="T2" style:family="text">
      <style:text-properties fo:font-weight="bold" style:font-weight-asian="bold"/>
    </style:style>
    <style:style style:name="T3" style:family="text">
      <style:text-properties fo:font-size="23pt" fo:font-weight="bold" style:font-size-asian="23pt" style:font-weight-asian="bold" style:font-size-complex="2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ize="10.5pt" style:font-name-asian="Times New Roman1" style:font-size-asian="10.5pt" style:font-name-complex="Times New Roman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lektrotehnicki Fakultet</text:p>
      <text:p text:style-name="P1">Beograd</text:p>
      <text:p text:style-name="P1">Februar 2017</text:p>
      <text:p text:style-name="P2"><text:span text:style-name="T1">Programski prevodioci 1</text:span></text:p>
      <text:p text:style-name="P2"/>
      <text:p text:style-name="P1">Smolović Ivan</text:p>
      <text:p text:style-name="P1">277/2009</text:p>
      <text:h text:style-name="P7" text:outline-level="1"><text:bookmark text:name="_yblibze9naq0"/><text:span text:style-name="T3">Zadatak</text:span></text:h>
      <text:p text:style-name="Standard">Napraviti kompajler za programski jezik Micro Java.</text:p>
      <text:p text:style-name="Standard"/>
      <text:p text:style-name="Standard">Potrebno je da kompajler treba da uradi leksicku, sintaksnu i semanticku analizu koda kao i generisanje bajt koda.</text:p>
      <text:p text:style-name="Standard"/>
      <text:p text:style-name="Standard">Odabrani nivo tezine: <text:span text:style-name="T2">C</text:span></text:p>
      <text:p text:style-name="Standard"/>
      <text:p text:style-name="Standard"/>
      <text:h text:style-name="P6" text:outline-level="2"><text:bookmark text:name="_hhvb3es65x21"/>Izlazi alata za generisanje lexera i alata za generisanje parsera</text:h>
      <text:p text:style-name="Standard"><text:span text:style-name="T5">LEXER</text:span></text:p>
      <text:p text:style-name="Standard">Reading "spec\mjlexer.flex"</text:p>
      <text:p text:style-name="Standard">Constructing NFA : 221 states in NFA</text:p>
      <text:p text:style-name="Standard">Converting NFA to DFA : </text:p>
      <text:p text:style-name="Standard">...............................................................................................................................</text:p>
      <text:p text:style-name="Standard">131 states before minimization, 120 states in minimized DFA</text:p>
      <text:p text:style-name="Standard">Old file "src\rs\ac\bg\etf\pp1\Yylex.java" saved as "src\rs\ac\bg\etf\pp1\Yylex.java~"</text:p>
      <text:p text:style-name="Standard">Writing code to "src\rs\ac\bg\etf\pp1\Yylex.java"</text:p>
      <text:p text:style-name="Standard"/>
      <text:p text:style-name="Standard"/>
      <text:p text:style-name="Standard"><text:span text:style-name="T2">PARSER</text:span></text:p>
      <text:p text:style-name="Standard">------- CUP v0.11a beta 20060608 Parser Generation Summary -------</text:p>
      <text:p text:style-name="Standard"><text:s text:c="2"/>0 errors and 0 warnings</text:p>
      <text:p text:style-name="Standard"><text:s text:c="2"/>52 terminals, 82 non-terminals, and 160 productions declared, </text:p>
      <text:p text:style-name="Standard"><text:s text:c="2"/>producing 252 unique parse states.</text:p>
      <text:p text:style-name="Standard"><text:s text:c="2"/>0 terminals declared but not used.</text:p>
      <text:p text:style-name="Standard"><text:s text:c="2"/>0 non-terminals declared but not used.</text:p>
      <text:p text:style-name="Standard"><text:s text:c="2"/>0 productions never reduced.</text:p>
      <text:p text:style-name="Standard"><text:s text:c="2"/>0 conflicts detected (0 expected).</text:p>
      <text:p text:style-name="Standard"><text:s text:c="2"/>Code written to "MJParser.java", and "sym.java".</text:p>
      <text:p text:style-name="Standard">---------------------------------------------------- (v0.11a beta 20060608)</text:p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6" text:outline-level="2"><text:bookmark text:name="_yrex5gf9iot2"/>Test primeri</text:h>
      <text:p text:style-name="Standard"/>
      <text:list xml:id="list3895084081975787098" text:style-name="WWNum1">
        <text:list-item>
          <text:p text:style-name="P3">Rad sa globalnim funkcijama. U primjeru postoje funkcije sa razlicitim brojem formalnih argumenata i razlicitim povratnim tipovima.<text:tab/></text:p>
        </text:list-item>
        <text:list-item>
          <text:p text:style-name="P3">Provera oporavka od greske za nivo A</text:p>
        </text:list-item>
        <text:list-item>
          <text:p text:style-name="P3">Provera oporavka od greske za nivo B</text:p>
        </text:list-item>
        <text:list-item>
          <text:p text:style-name="P3">Provera oporavka od greske za nivo C</text:p>
        </text:list-item>
        <text:list-item>
          <text:p text:style-name="P3">Semanticki ispravan program za nivo A</text:p>
        </text:list-item>
        <text:list-item>
          <text:p text:style-name="P3">Semanticki ispravan program za nivo B</text:p>
        </text:list-item>
        <text:list-item>
          <text:p text:style-name="P3">Semanticki ispravan program za nivo C</text:p>
        </text:list-item>
        <text:list-item>
          <text:p text:style-name="P3">Provera semantike programa za nivo A</text:p>
        </text:list-item>
        <text:list-item>
          <text:p text:style-name="P3">Provera semantike programa za nivo B</text:p>
        </text:list-item>
        <text:list-item>
          <text:p text:style-name="P3">Provera semantike programa za nivo C</text:p>
        </text:list-item>
      </text:list>
      <text:p text:style-name="Standard"/>
      <text:p text:style-name="Standard"><text:tab/> <text:tab/> <text:tab/> <text:tab/><text:tab/></text:p>
      <text:p text:style-name="Standard"><text:tab/><text:tab/><text:tab/></text:p>
      <text:p text:style-name="Standard"/>
      <text:h text:style-name="Heading_20_3" text:outline-level="3"><text:bookmark text:name="_hysl98iqb55f"/>Komande za generisanje koda</text:h>
      <text:p text:style-name="Standard"><text:span text:style-name="T6">Lexer generator: iz lib foldera : </text:span></text:p>
      <text:p text:style-name="Standard"><text:span text:style-name="T6">java -jar JFlex.jar -d ..\src\rs\ac\gb\etf\pp1 ..\spec\mjlexer.flex</text:span><text:span text:style-name="T4"><text:tab/><text:tab/></text:span></text:p>
      <text:p text:style-name="Standard"/>
      <text:p text:style-name="P4"><text:span text:style-name="T6">Parser generator: u rootu: </text:span></text:p>
      <text:p text:style-name="P4"><text:span text:style-name="T6">java -jar lib/java-cup-11a.jar -destdir src/rs/ac/bg/etf/pp1/ -parser MJParser spec/mjparser.cup </text:span></text:p>
      <text:p text:style-name="Standard"><text:span text:style-name="T4"><text:tab/><text:tab/><text:tab/><text:tab/><text:tab/></text:span></text:p>
      <text:p text:style-name="Standard"><text:span text:style-name="T6">ParserTest generisanje obj fajla: </text:span></text:p>
      <text:p text:style-name="Standard"><text:span text:style-name="T6">javac -cp .:src:config:lib/java-cup-11a.jar:lib/mj-runtime.jar:lib/symboltable.jar:lib/log4j-1.2.17.jar src/rs/ac/bg/etf/pp1/*.java src/rs/ac/bg/etf/pp1/util/*.java</text:span><text:span text:style-name="T4"><text:tab/></text:span></text:p>
      <text:p text:style-name="Standard"/>
      <text:p text:style-name="Standard"><text:span text:style-name="T4">Pokretanje test fajla: </text:span></text:p>
      <text:p text:style-name="Standard"><text:span text:style-name="T7">java -cp .:src:config:lib/java-cup-11a.jar:lib/mj-runtime.jar:lib/symboltable.jar:lib/log4j-1.2.17.jar:lib/JFlex.jar rs.ac.bg.etf.pp1.MJParser test/test1.mj test/test1.obj</text:span></text:p>
      <text:p text:style-name="Standard"><text:tab/><text:tab/><text:tab/><text:tab/> <text:tab/> <text:tab/> <text:tab/><text:tab/></text:p>
      <text:p text:style-name="Standard"><text:tab/><text:tab/><text:tab/></text:p>
      <text:p text:style-name="Standard"><text:tab/><text:tab/><text:tab/><text:tab/></text:p>
      <text:p text:style-name="Standard"/>
      <text:p text:style-name="Standard"><text:tab/><text:tab/><text:tab/><text:tab/></text:p>
      <text:p text:style-name="Standard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58" meta:word-count="277" meta:character-count="2404"/>
    <dc:date>2017-02-11T04:31:33.66</dc:date>
    <meta:generator>OpenOffice/4.0.1$Win32 OpenOffice.org_project/401m5$Build-9714</meta:generator>
  </office:meta>
</office:document-meta>
</file>